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1pt" style:font-size-asian="11pt" style:font-size-complex="11pt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2415272" text:id="ct172415272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72436632" text:id="ct172436632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72294840" text:id="ct172294840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72300368" text:id="ct17230036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72312504" text:id="ct172312504">
          <text:insertion>
            <office:change-info>
              <dc:creator>Gauthier Bastien</dc:creator>
              <dc:date>2013-04-29T14:58:00</dc:date>
            </office:change-info>
          </text:insertion>
        </text:changed-region>
        <text:changed-region xml:id="ct172342160" text:id="ct172342160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72613608" text:id="ct172613608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72432800" text:id="ct17243280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2292000" text:id="ct172292000">
          <text:insertion>
            <office:change-info>
              <dc:creator>Gauthier Bastien</dc:creator>
              <dc:date>2013-04-29T17:32:00</dc:date>
            </office:change-info>
          </text:insertion>
        </text:changed-region>
        <text:changed-region xml:id="ct172350976" text:id="ct17235097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62916008" text:id="ct16291600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2373008" text:id="ct17237300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3118728" text:id="ct17311872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2350480" text:id="ct172350480">
          <text:insertion>
            <office:change-info>
              <dc:creator>Gauthier Bastien</dc:creator>
              <dc:date>2013-08-09T13:32:00</dc:date>
            </office:change-info>
          </text:insertion>
        </text:changed-region>
        <text:changed-region xml:id="ct173170728" text:id="ct173170728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1977312" text:id="ct171977312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72034624" text:id="ct17203462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2577408" text:id="ct172577408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2513824" text:id="ct17251382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3484072" text:id="ct173484072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72415272"/>self.Title()<text:change-end text:change-id="ct172415272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72436632"/></text:p>
      <text:p text:style-name="P11"><text:line-break/>ORDRE DU JOUR</text:p>
      <text:p text:style-name="P10"/>
      <text:section text:style-name="Sect1" text:name="Item">
        <text:p text:style-name="P22"><office:annotation><dc:date>2007-09-24T00:00:00</dc:date><text:p>do section- for item in self.getItemsInOrder(uids=itemUids)</text:p></office:annotation><text:change-start text:change-id="ct172294840"/>item.getItemNumber(relativeTo='meeting')<text:change-end text:change-id="ct172294840"/>. <text:change-start text:change-id="ct172300368"/>item.Title()<text:change-end text:change-id="ct172300368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72312504"/><text:span text:style-name="T6">len(item.getAnnexesToPrint())</text:span><text:change-end text:change-id="ct172312504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8">do table- for annex in item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72342160"/>annex['title']<text:change-end text:change-id="ct172342160"/> (Point n°<text:change-start text:change-id="ct172613608"/>item.getItemNumber(<text:span text:style-name="T7">relativeTo='meeting'</text:span>)<text:change-end text:change-id="ct172613608"/>, Annexe <text:change-start text:change-id="ct172432800"/>annex['number']<text:change-end text:change-id="ct172432800"/>/<text:change-start text:change-id="ct172292000"/><text:span text:style-name="T5">len(item.getAnnexesToPrint())</text:span><text:change-end text:change-id="ct172292000"/>, page <text:change-start text:change-id="ct172350976"/>image['number']<text:change-end text:change-id="ct172350976"/>/<text:change-start text:change-id="ct162916008"/>annex['number_of_images']<text:change-end text:change-id="ct162916008"/>)</text:p>
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14"/>
        <text:p text:style-name="P21"><text:soft-page-break/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do table- for item in self.getItemsInOrder(late=True, uids=itemUids)</text:p></office:annotation><text:change-start text:change-id="ct172373008"/>item.getItemNumber(relativeTo='meeting')<text:change-end text:change-id="ct172373008"/>. <text:change-start text:change-id="ct173118728"/>item.Title()<text:change-end text:change-id="ct173118728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72350480"/><text:span text:style-name="T6">len(item.getAnnexesToPrint())</text:span><text:change-end text:change-id="ct172350480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8">do table- for annex in item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73170728"/>annex['title']<text:change-end text:change-id="ct173170728"/> (Point n°<text:change-start text:change-id="ct171977312"/>item.getItemNumber(<text:span text:style-name="T7">relativeTo='meeting'</text:span>)<text:change-end text:change-id="ct171977312"/>, Annexe <text:change-start text:change-id="ct172034624"/>annex['number']<text:change-end text:change-id="ct172034624"/>/<text:change-start text:change-id="ct172577408"/><text:span text:style-name="T5">len(item.getAnnexesToPrint())</text:span><text:change-end text:change-id="ct172577408"/>, page <text:change-start text:change-id="ct172513824"/>image['number']<text:change-end text:change-id="ct172513824"/>/<text:change-start text:change-id="ct173484072"/>annex['number_of_images']<text:change-end text:change-id="ct173484072"/>)</text:p>
      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6</text:page-number></text:span><text:span text:style-name="MT3"> / </text:span><text:span text:style-name="MT2"><text:page-count style:num-format="1">6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14</meta:editing-cycles>
    <meta:editing-duration>PT1H58M51S</meta:editing-duration>
    <meta:initial-creator>Gauthier Bastien</meta:initial-creator>
    <dc:date>2014-02-19T13:37:49</dc:date>
    <dc:creator>Gauthier Bastien</dc:creator>
    <meta:document-statistic meta:table-count="8" meta:image-count="0" meta:object-count="0" meta:page-count="6" meta:paragraph-count="25" meta:word-count="86" meta:character-count="814" meta:non-whitespace-character-count="763"/>
    <meta:user-defined meta:name="Info 1"/>
    <meta:user-defined meta:name="Info 2"/>
    <meta:user-defined meta:name="Info 3"/>
    <meta:user-defined meta:name="Info 4"/>
  </office:meta>
</office:document-meta>
</file>